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1feb2" officeooo:paragraph-rsid="0001feb2"/>
    </style:style>
    <style:style style:name="P2" style:family="paragraph" style:parent-style-name="Standard">
      <style:paragraph-properties fo:text-align="center" style:justify-single-word="false"/>
      <style:text-properties fo:font-weight="bold" officeooo:rsid="000221c7" officeooo:paragraph-rsid="000221c7" style:font-weight-asian="bold" style:font-weight-complex="bold"/>
    </style:style>
    <style:style style:name="P3" style:family="paragraph" style:parent-style-name="Standard">
      <style:paragraph-properties fo:text-align="start" style:justify-single-word="false"/>
      <style:text-properties fo:font-weight="normal" officeooo:rsid="000221c7" officeooo:paragraph-rsid="000221c7" style:font-weight-asian="normal" style:font-weight-complex="normal"/>
    </style:style>
    <style:style style:name="P4" style:family="paragraph" style:parent-style-name="Standard">
      <style:paragraph-properties fo:text-align="start" style:justify-single-word="false"/>
      <style:text-properties fo:font-weight="normal" officeooo:rsid="0002fbfb" officeooo:paragraph-rsid="0002fbfb" style:font-weight-asian="normal" style:font-weight-complex="normal"/>
    </style:style>
    <style:style style:name="P5" style:family="paragraph" style:parent-style-name="Standard">
      <style:paragraph-properties fo:text-align="start" style:justify-single-word="false"/>
      <style:text-properties fo:font-weight="normal" officeooo:rsid="00031e95" officeooo:paragraph-rsid="00031e95" style:font-weight-asian="normal" style:font-weight-complex="normal"/>
    </style:style>
    <style:style style:name="P6" style:family="paragraph" style:parent-style-name="Standard">
      <style:paragraph-properties fo:text-align="start" style:justify-single-word="false"/>
      <style:text-properties fo:font-weight="normal" officeooo:rsid="00082a4f" officeooo:paragraph-rsid="00082a4f" style:font-weight-asian="normal" style:font-weight-complex="normal"/>
    </style:style>
    <style:style style:name="T1" style:family="text">
      <style:text-properties officeooo:rsid="0004eff5"/>
    </style:style>
    <style:style style:name="T2" style:family="text">
      <style:text-properties officeooo:rsid="000617b8"/>
    </style:style>
    <style:style style:name="T3" style:family="text">
      <style:text-properties officeooo:rsid="000710b5"/>
    </style:style>
    <style:style style:name="T4" style:family="text">
      <style:text-properties officeooo:rsid="0009bb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FERSA – Universidade Rural Federal do Semi-árido</text:p>
      <text:p text:style-name="P1">DECEN – Departamento de Ciências Exatas e Naturais</text:p>
      <text:p text:style-name="P1">Disciplina: Computação Gráfica</text:p>
      <text:p text:style-name="P1">Professor: Leandro</text:p>
      <text:p text:style-name="P1">Alunos: Igor Joctan, José Carlos da Silva</text:p>
      <text:p text:style-name="P1"/>
      <text:p text:style-name="P2">Avaliar e melhorar a <text:span text:style-name="T4">triangulação</text:span> em malhas de triângulos</text:p>
      <text:p text:style-name="P3"/>
      <text:p text:style-name="P4">Para o projeto final da disciplina de Computação Gráfica iremos apresentar uma aplicação capaz de ler uma malha de triângulos, em formato .ply, avaliar a <text:span text:style-name="T2">triangulação</text:span> dessa malha e produzir a partir da mesma, outra malha, com triângulos mais uniformes, cuja razão de aspecto esteja dentro de um intervalo <text:span text:style-name="T3">pré-</text:span>definido, de modo que <text:span text:style-name="T3">essa </text:span>razão obtida seja aceitável e melhor que a calculada na malha original.</text:p>
      <text:p text:style-name="P4"/>
      <text:p text:style-name="P5">Na aplicação será possível ler o arquivo ply e exibir a imagem 3D associada, visualizando efeitos de iluminação e manipulação de cenas gráficas já estudados nas unidades anteriores. Também será mostrada uma imagem da malha melhorada sobreposta na malha original para que possamos avaliar, visualmente, os efeitos da manipulação da triângulação. <text:span text:style-name="T1">Após a observação dessas imagens deve ser possível mensurar a eficácia do método utilizado.</text:span></text:p>
      <text:p text:style-name="P5"/>
      <text:p text:style-name="P6">Por fim, será produzido um relatório científico abordando as questões teóricas e práticas envolvidas no processo de criação dessa aplicação, bem como ideias e técnicas utilizadas para a produção do códig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1:24:21.488969372</meta:creation-date>
    <dc:date>2019-02-18T21:49:25.012399171</dc:date>
    <meta:editing-duration>PT25M4S</meta:editing-duration>
    <meta:editing-cycles>11</meta:editing-cycles>
    <meta:generator>LibreOffice/6.0.7.3$Linux_X86_64 LibreOffice_project/00m0$Build-3</meta:generator>
    <meta:document-statistic meta:table-count="0" meta:image-count="0" meta:object-count="0" meta:page-count="1" meta:paragraph-count="9" meta:word-count="196" meta:character-count="1293" meta:non-whitespace-character-count="1104"/>
  </office:meta>
</office:document-meta>
</file>